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09cm" fo:min-width="0.559cm"/>
    </style:style>
    <style:style style:name="gr3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2.166cm" fo:min-width="0cm"/>
    </style:style>
    <style:style style:name="gr4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7.942cm" fo:min-width="0cm"/>
    </style:style>
    <style:style style:name="gr5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5.443cm" fo:min-width="0cm"/>
    </style:style>
    <style:style style:name="gr6" style:family="graphic" style:parent-style-name="objectwithoutfill">
      <style:graphic-properties draw:stroke="solid"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1.491cm" fo:min-width="0cm"/>
    </style:style>
    <style:style style:name="gr8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1.746cm" fo:min-width="0cm"/>
    </style:style>
    <style:style style:name="gr9" style:family="graphic" style:parent-style-name="standard">
      <style:graphic-properties draw:stroke="solid" svg:stroke-color="#000000" draw:marker-start="Arrow" draw:marker-start-width="0.3cm" draw:textarea-vertical-align="middle"/>
    </style:style>
    <style:style style:name="gr1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613cm" fo:min-width="14.486cm"/>
    </style:style>
    <style:style style:name="gr1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3cm" fo:min-width="1.122cm"/>
    </style:style>
    <style:style style:name="gr1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2cm" fo:min-width="1.12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7.754cm" fo:min-width="17.864cm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gr15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1.70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00000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0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61cm" svg:height="0.802cm" draw:transform="skewX (-0.0113446401379631) rotate (0.00820304748437335) translate (4.115cm 3.06cm)">
          <text:p text:style-name="P1"><text:span text:style-name="T1">User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45cm" svg:height="0.802cm" draw:transform="skewX (-0.0102974425867665) rotate (0.00820304748437335) translate (14.208cm 2.932cm)">
          <text:p text:style-name="P1"><text:span text:style-name="T1">Dona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cm" svg:height="0.802cm" draw:transform="skewX (-0.0171042266695444) rotate (0.00820304748437335) translate (7.873cm 3.06cm)">
          <text:p text:style-name="P1"><text:span text:style-name="T1">Organ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1.497cm" svg:x="1.381cm" svg:y="5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4" draw:layer="layout" svg:width="0.125cm" svg:height="2.416cm" svg:x="5.791cm" svg:y="4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25cm" svg:height="8.192cm" svg:x="9.521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24cm" svg:height="5.693cm" svg:x="15.209cm" svg:y="8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.878cm" svg:y1="6.185cm" svg:x2="5.826cm" svg:y2="6.207cm">
          <text:p text:style-name="P1"><text:span text:style-name="T2">Command #3</text:span></text:p>
          <text:p text:style-name="P1"><text:span text:style-name="T3"/></text:p>
        </draw:line>
        <draw:line draw:style-name="gr6" draw:text-style-name="P6" draw:layer="layout" svg:x1="5.916cm" svg:y1="6.662cm" svg:x2="9.509cm" svg:y2="6.715cm">
          <text:p text:style-name="P1"><text:span text:style-name="T2">processDonations()</text:span></text:p>
          <text:p text:style-name="P1"><text:span text:style-name="T3"/></text:p>
        </draw:line>
        <draw:line draw:style-name="gr6" draw:text-style-name="P6" draw:layer="layout" svg:x1="9.646cm" svg:y1="7.737cm" svg:x2="12.303cm" svg:y2="7.731cm">
          <text:p text:style-name="P1"><text:span text:style-name="T2">Donor donor:</text:span></text:p>
          <text:p text:style-name="P1"><text:span text:style-name="T2"><text:s/></text:span><text:span text:style-name="T2">DonorList</text:span></text:p>
          <text:p text:style-name="P1"><text:span text:style-name="T3"/></text:p>
          <text:p text:style-name="P1"><text:span text:style-name="T3"/></text:p>
        </draw:line>
        <draw:custom-shape draw:style-name="gr7" draw:text-style-name="P5" draw:layer="layout" svg:width="0.125cm" svg:height="1.741cm" svg:x="18.515cm" svg:y="8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351cm" svg:y1="12.303cm" svg:x2="20.177cm" svg:y2="12.303cm">
          <text:p text:style-name="P1"><text:span text:style-name="T2">getAmount()</text:span></text:p>
          <text:p text:style-name="P1"><text:span text:style-name="T4"/></text:p>
        </draw:line>
        <draw:custom-shape draw:style-name="gr1" draw:text-style-name="P2" draw:layer="layout" svg:width="1.848cm" svg:height="0.802cm" draw:transform="skewX (-0.0113446401379631) rotate (0.00820304748437335) translate (17.637cm 2.92cm)">
          <text:p text:style-name="P1"><text:span text:style-name="T1">Don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125cm" svg:height="1.996cm" svg:x="12.293cm" svg:y="7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2.417cm" svg:y1="8.78cm" svg:x2="15.224cm" svg:y2="8.792cm">
          <text:p text:style-name="P1"><text:span text:style-name="T5">Donation donation: </text:span></text:p>
          <text:p text:style-name="P1"><text:span text:style-name="T5">DonationList</text:span></text:p>
          <text:p text:style-name="P1"><text:span text:style-name="T3"/></text:p>
        </draw:line>
        <draw:line draw:style-name="gr9" draw:text-style-name="P7" draw:layer="layout" svg:x1="2.2cm" svg:y1="13.7cm" svg:x2="9.509cm" svg:y2="13.71cm">
          <text:p text:style-name="P1"><text:span text:style-name="T6">Print sum to console</text:span></text:p>
          <text:p text:style-name="P1"><text:span text:style-name="T7"/></text:p>
        </draw:line>
        <draw:custom-shape draw:style-name="gr10" draw:text-style-name="P8" draw:layer="layout" svg:width="14.986cm" svg:height="5.863cm" svg:x="10.398cm" svg:y="7.964cm"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1.622cm" svg:height="1.123cm" svg:x="10.422cm" svg:y="7.982cm">
          <text:p text:style-name="P1"><text:span text:style-name="T8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.622cm" svg:height="1.122cm" svg:x="7.379cm" svg:y="6.842cm">
          <text:p text:style-name="P1"><text:span text:style-name="T8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18.364cm" svg:height="8.004cm" svg:x="7.401cm" svg:y="6.842cm">
          <text:p text:style-name="P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18.64cm" svg:y1="3.75cm" svg:x2="18.64cm" svg:y2="8.322cm">
          <text:p text:style-name="P1"><text:span text:style-name="T8"/></text:p>
        </draw:line>
        <draw:line draw:style-name="gr14" draw:text-style-name="P9" draw:layer="layout" svg:x1="15.252cm" svg:y1="3.794cm" svg:x2="15.289cm" svg:y2="8.007cm">
          <text:p text:style-name="P1"><text:span text:style-name="T8"/></text:p>
        </draw:line>
        <draw:line draw:style-name="gr14" draw:text-style-name="P9" draw:layer="layout" svg:x1="12.43cm" svg:y1="3.894cm" svg:x2="12.417cm" svg:y2="7.359cm">
          <text:p text:style-name="P1"><text:span text:style-name="T8"/></text:p>
        </draw:line>
        <draw:line draw:style-name="gr14" draw:text-style-name="P9" draw:layer="layout" svg:x1="9.706cm" svg:y1="3.898cm" svg:x2="9.646cm" svg:y2="5.867cm">
          <text:p text:style-name="P1"><text:span text:style-name="T8"/></text:p>
        </draw:line>
        <draw:line draw:style-name="gr14" draw:text-style-name="P9" draw:layer="layout" svg:x1="5.896cm" svg:y1="3.903cm" svg:x2="5.896cm" svg:y2="4.919cm">
          <text:p text:style-name="P1"><text:span text:style-name="T8"/></text:p>
        </draw:line>
        <draw:custom-shape draw:style-name="gr1" draw:text-style-name="P2" draw:layer="layout" svg:width="2.614cm" svg:height="0.802cm" draw:transform="skewX (-0.0113446401379631) rotate (0.00820304748437335) translate (11.452cm 2.992cm)">
          <text:p text:style-name="P1"><text:span text:style-name="T1">Dono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84cm" svg:height="0.763cm" draw:transform="skewX (-0.0113446401379631) rotate (0.00820304748437335) translate (19.753cm 2.904cm)">
          <text:p text:style-name="P1"><text:span text:style-name="T9">Transaction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0.125cm" svg:height="1.951cm" svg:x="21.955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22.082cm" svg:y1="3.667cm" svg:x2="22.082cm" svg:y2="8.493cm">
          <text:p/>
        </draw:line>
        <draw:line draw:style-name="gr6" draw:text-style-name="P6" draw:layer="layout" svg:x1="18.64cm" svg:y1="9.116cm" svg:x2="21.955cm" svg:y2="9.128cm">
          <text:p text:style-name="P1"><text:span text:style-name="T5">addTransaction(donation)</text:span></text:p>
          <text:p text:style-name="P1"><text:span text:style-name="T5"/></text:p>
          <text:p text:style-name="P1"><text:span text:style-name="T5"/></text:p>
        </draw:line>
        <draw:custom-shape draw:style-name="gr1" draw:text-style-name="P2" draw:layer="layout" svg:width="2.327cm" svg:height="0.645cm" draw:transform="skewX (-0.0113446401379631) rotate (0.00820304748437335) translate (22.717cm 8.893cm)">
          <text:p text:style-name="P1"><text:span text:style-name="T10">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2.082cm" svg:y1="9.255cm" svg:x2="22.717cm" svg:y2="9.255cm">
          <text:p text:style-name="P1"><text:span text:style-name="T5"/></text:p>
        </draw:line>
        <draw:custom-shape draw:style-name="gr1" draw:text-style-name="P2" draw:layer="layout" svg:width="2.479cm" svg:height="0.802cm" draw:transform="skewX (-0.0113446401379631) rotate (0.00820304748437335) translate (19.08cm 4.576cm)">
          <text:p text:style-name="P1"><text:span text:style-name="T1">Don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125cm" svg:height="1.741cm" svg:x="20.177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20.177cm" svg:y1="5.318cm" svg:x2="20.304cm" svg:y2="12.049cm">
          <text:p/>
        </draw:line>
        <draw:line draw:style-name="gr6" draw:text-style-name="P6" draw:layer="layout" svg:x1="15.329cm" svg:y1="8.659cm" svg:x2="18.526cm" svg:y2="8.659cm">
          <text:p text:style-name="P1"><text:span text:style-name="T2">getTransactionList()</text:span></text:p>
          <text:p text:style-name="P1"><text:span text:style-name="T4"/></text:p>
        </draw:line>
        <draw:line draw:style-name="gr9" draw:text-style-name="P7" draw:layer="layout" svg:x1="9.636cm" svg:y1="13.319cm" svg:x2="20.177cm" svg:y2="13.319cm">
          <text:p text:style-name="P1"><text:span text:style-name="T6">double <text:s text:c="4"/></text:span></text:p>
          <text:p text:style-name="P1"><text:span text:style-name="T7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Dashed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58:16.199000000</meta:creation-date>
    <dc:date>2019-03-28T17:31:53.159000000</dc:date>
    <meta:editing-duration>P5DT18H37M7S</meta:editing-duration>
    <meta:editing-cycles>4</meta:editing-cycles>
    <meta:generator>LibreOffice/6.2.1.2$Windows_X86_64 LibreOffice_project/7bcb35dc3024a62dea0caee87020152d1ee96e71</meta:generator>
    <meta:document-statistic meta:object-count="37"/>
  </office:meta>
</office:document-meta>
</file>